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padding="0.097cm" fo:border-left="0.002cm solid #000000" fo:border-right="none" fo:border-top="none" fo:border-bottom="0.002cm solid #000000"/>
    </style:style>
    <style:style style:name="Tabell2.F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F3" table:number-columns-spanned="6" office:value-type="string">
            <text:p text:style-name="P2">↑Finns mycket att göra här, försök att fokusera på de större bitarna↑<text:line-break/>-Nya färger på texter/boxar<text:line-break/>-Nya knappar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3" office:value-type="string">
            <text:p text:style-name="P2">K-3.9</text:p>
          </table:table-cell>
          <table:table-cell table:style-name="Tabell2.A3" office:value-type="string">
            <text:p text:style-name="P2">"faild to load resource:..." i console + frysning av spelet...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2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F3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3" office:value-type="string">
            <text:p text:style-name="P2">K-3.8 </text:p>
          </table:table-cell>
          <table:table-cell table:style-name="Tabell2.A3" office:value-type="string">
            <text:p text:style-name="P2">finns behov av mer tidspoäng? 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1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Byta namn på alla bedrooms i current room...</text:p>
            <text:p text:style-name="P3">-"Uncaught TypeError: Cannot read property 'name' of undefined"&lt;- när tom container trycks på..</text:p>
            <text:p text:style-name="P3">-Vid dialog om ledtråd så ska man tas tillbaka till ledtråden när IhaveToGo-knapp används...</text:p>
            <text:p text:style-name="P3">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Summa</text:p>
          </table:table-cell>
          <table:table-cell table:style-name="Tabell2.A11" office:value-type="string">
            <text:p text:style-name="Table_20_Contents"/>
          </table:table-cell>
          <table:table-cell table:style-name="Tabell2.A11" office:value-type="string">
            <text:p text:style-name="Table_20_Contents"/>
          </table:table-cell>
          <table:table-cell table:style-name="Tabell2.F11" office:value-type="string">
            <text:p text:style-name="Table_20_Contents"/>
          </table:table-cell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Tid sedan föregående iteration</text:p>
          </table:table-cell>
          <table:table-cell table:style-name="Tabell2.A11" office:value-type="string">
            <text:p text:style-name="Table_20_Contents"/>
          </table:table-cell>
          <table:table-cell table:style-name="Tabell2.A11" office:value-type="string">
            <text:p text:style-name="Table_20_Contents"/>
          </table:table-cell>
          <table:table-cell table:style-name="Tabell2.F11" office:value-type="string">
            <text:p text:style-name="Table_20_Contents">220h</text:p>
          </table:table-cell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Tid totalt i projektet</text:p>
          </table:table-cell>
          <table:table-cell table:style-name="Tabell2.A11" office:value-type="string">
            <text:p text:style-name="Table_20_Contents"/>
          </table:table-cell>
          <table:table-cell table:style-name="Tabell2.A11" office:value-type="string">
            <text:p text:style-name="Table_20_Contents"/>
          </table:table-cell>
          <table:table-cell table:style-name="Tabell2.F11" office:value-type="string">
            <text:p text:style-name="Table_20_Contents"/>
          </table:table-cell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Tid Kvar</text:p>
          </table:table-cell>
          <table:table-cell table:style-name="Tabell2.A11" office:value-type="string">
            <text:p text:style-name="Table_20_Contents"/>
          </table:table-cell>
          <table:table-cell table:style-name="Tabell2.F11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3389770158771136383" text:style-name="L1">
              <text:list-header>
                <text:p text:style-name="P9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3435488" text:continue-numbering="true" text:style-name="L1">
              <text:list-header>
                <text:p text:style-name="P7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3416832" text:continue-numbering="true" text:style-name="L1">
              <text:list-header>
                <text:p text:style-name="P7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3425497" text:continue-numbering="true" text:style-name="L1">
              <text:list-header>
                <text:p text:style-name="P7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3431578" text:continue-numbering="true" text:style-name="L1">
              <text:list-header>
                <text:p text:style-name="P8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3433647" text:continue-numbering="true" text:style-name="L1">
              <text:list-header>
                <text:p text:style-name="P7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3426519" text:continue-numbering="true" text:style-name="L1">
              <text:list-header>
                <text:p text:style-name="P7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3418068" text:continue-numbering="true" text:style-name="L1">
              <text:list-header>
                <text:p text:style-name="P7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3417705" text:continue-numbering="true" text:style-name="L1">
              <text:list-header>
                <text:p text:style-name="P8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3431992" text:continue-numbering="true" text:style-name="L1">
              <text:list-header>
                <text:p text:style-name="P8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3426713" text:continue-numbering="true" text:style-name="L1">
              <text:list-header>
                <text:p text:style-name="P8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3409609" text:continue-numbering="true" text:style-name="L1">
              <text:list-header>
                <text:p text:style-name="P8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15H37M49S</meta:editing-duration>
    <meta:editing-cycles>263</meta:editing-cycles>
    <meta:generator>OpenOffice.org/3.4.1$Win32 OpenOffice.org_project/341m1$Build-9593</meta:generator>
    <dc:date>2014-07-30T13:26:22.19</dc:date>
    <meta:document-statistic meta:table-count="2" meta:image-count="0" meta:object-count="0" meta:page-count="3" meta:paragraph-count="116" meta:word-count="731" meta:character-count="4272"/>
    <meta:user-defined meta:name="Info 1"/>
    <meta:user-defined meta:name="Info 2"/>
    <meta:user-defined meta:name="Info 3"/>
    <meta:user-defined meta:name="Info 4"/>
  </office:meta>
</office:document-meta>
</file>